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sm_tag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OSM_key</text:p>
          </table:table-cell>
          <table:table-cell table:style-name="ce1" office:value-type="string" calcext:value-type="string">
            <text:p>OSM_value</text:p>
          </table:table-cell>
          <table:table-cell table:style-name="ce1" office:value-type="string" calcext:value-type="string">
            <text:p>png_fil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aycare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ice_cream</text:p>
          </table:table-cell>
          <table:table-cell office:value-type="string" calcext:value-type="string">
            <text:p>icecream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il-2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dentis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ospital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veterinary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butcher-2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oityourself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ptici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</table:table>
      <table:table table:name="overpass querie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]&amp;[osm_tags.A2]&amp;&quot;'='&quot;&amp;[osm_tags.B2]&amp;[.B2]&amp;[.C2]&amp;[osm_tags.A2]&amp;&quot;'='&quot;&amp;[osm_tags.B2]&amp;[.B2]" office:value-type="string" office:string-value="  node['amenity'='bar'](area.searchArea);SAUT  way['amenity'='bar'](area.searchArea);" calcext:value-type="string">
            <text:p><text:s text:c="2"/>node['amenity'='bar'](area.searchArea);SAUT <text:s/>way['amenity'='b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]&amp;[osm_tags.A3]&amp;&quot;'='&quot;&amp;[osm_tags.B3]&amp;[.B3]&amp;[.C3]&amp;[osm_tags.A3]&amp;&quot;'='&quot;&amp;[osm_tags.B3]&amp;[.B3]" office:value-type="string" office:string-value="  node['amenity'='biergarten'](area.searchArea);SAUT  way['amenity'='biergarten'](area.searchArea);" calcext:value-type="string">
            <text:p><text:s text:c="2"/>node['amenity'='biergarten'](area.searchArea);SAUT <text:s/>way['amenity'='bi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]&amp;[osm_tags.A4]&amp;&quot;'='&quot;&amp;[osm_tags.B4]&amp;[.B4]&amp;[.C4]&amp;[osm_tags.A4]&amp;&quot;'='&quot;&amp;[osm_tags.B4]&amp;[.B4]" office:value-type="string" office:string-value="  node['amenity'='cafe'](area.searchArea);SAUT  way['amenity'='cafe'](area.searchArea);" calcext:value-type="string">
            <text:p><text:s text:c="2"/>node['amenity'='cafe'](area.searchArea);SAUT <text:s/>way['amenity'='caf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]&amp;[osm_tags.A5]&amp;&quot;'='&quot;&amp;[osm_tags.B5]&amp;[.B5]&amp;[.C5]&amp;[osm_tags.A5]&amp;&quot;'='&quot;&amp;[osm_tags.B5]&amp;[.B5]" office:value-type="string" office:string-value="  node['amenity'='fast_food'](area.searchArea);SAUT  way['amenity'='fast_food'](area.searchArea);" calcext:value-type="string">
            <text:p><text:s text:c="2"/>node['amenity'='fast_food'](area.searchArea);SAUT <text:s/>way['amenity'='fast_foo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]&amp;[osm_tags.A6]&amp;&quot;'='&quot;&amp;[osm_tags.B6]&amp;[.B6]&amp;[.C6]&amp;[osm_tags.A6]&amp;&quot;'='&quot;&amp;[osm_tags.B6]&amp;[.B6]" office:value-type="string" office:string-value="  node['amenity'='kindergarten'](area.searchArea);SAUT  way['amenity'='kindergarten'](area.searchArea);" calcext:value-type="string">
            <text:p><text:s text:c="2"/>node['amenity'='kindergarten'](area.searchArea);SAUT <text:s/>way['amenity'='kind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]&amp;[osm_tags.A7]&amp;&quot;'='&quot;&amp;[osm_tags.B7]&amp;[.B7]&amp;[.C7]&amp;[osm_tags.A7]&amp;&quot;'='&quot;&amp;[osm_tags.B7]&amp;[.B7]" office:value-type="string" office:string-value="  node['amenity'='pharmacy'](area.searchArea);SAUT  way['amenity'='pharmacy'](area.searchArea);" calcext:value-type="string">
            <text:p><text:s text:c="2"/>node['amenity'='pharmacy'](area.searchArea);SAUT <text:s/>way['amenity'='pharmac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]&amp;[osm_tags.A8]&amp;&quot;'='&quot;&amp;[osm_tags.B8]&amp;[.B8]&amp;[.C8]&amp;[osm_tags.A8]&amp;&quot;'='&quot;&amp;[osm_tags.B8]&amp;[.B8]" office:value-type="string" office:string-value="  node['amenity'='pub'](area.searchArea);SAUT  way['amenity'='pub'](area.searchArea);" calcext:value-type="string">
            <text:p><text:s text:c="2"/>node['amenity'='pub'](area.searchArea);SAUT <text:s/>way['amenity'='pub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]&amp;[osm_tags.A9]&amp;&quot;'='&quot;&amp;[osm_tags.B9]&amp;[.B9]&amp;[.C9]&amp;[osm_tags.A9]&amp;&quot;'='&quot;&amp;[osm_tags.B9]&amp;[.B9]" office:value-type="string" office:string-value="  node['amenity'='restaurant'](area.searchArea);SAUT  way['amenity'='restaurant'](area.searchArea);" calcext:value-type="string">
            <text:p><text:s text:c="2"/>node['amenity'='restaurant'](area.searchArea);SAUT <text:s/>way['amenity'='restaura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]&amp;[osm_tags.A10]&amp;&quot;'='&quot;&amp;[osm_tags.B10]&amp;[.B10]&amp;[.C10]&amp;[osm_tags.A10]&amp;&quot;'='&quot;&amp;[osm_tags.B10]&amp;[.B10]" office:value-type="string" office:string-value="  node['amenity'='school'](area.searchArea);SAUT  way['amenity'='school'](area.searchArea);" calcext:value-type="string">
            <text:p><text:s text:c="2"/>node['amenity'='school'](area.searchArea);SAUT <text:s/>way['amenity'='schoo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]&amp;[osm_tags.A11]&amp;&quot;'='&quot;&amp;[osm_tags.B11]&amp;[.B11]&amp;[.C11]&amp;[osm_tags.A11]&amp;&quot;'='&quot;&amp;[osm_tags.B11]&amp;[.B11]" office:value-type="string" office:string-value="  node['amenity'='ice_cream'](area.searchArea);SAUT  way['amenity'='ice_cream'](area.searchArea);" calcext:value-type="string">
            <text:p><text:s text:c="2"/>node['amenity'='ice_cream'](area.searchArea);SAUT <text:s/>way['amenity'='ice_crea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2]&amp;[osm_tags.A12]&amp;&quot;'='&quot;&amp;[osm_tags.B12]&amp;[.B12]&amp;[.C12]&amp;[osm_tags.A12]&amp;&quot;'='&quot;&amp;[osm_tags.B12]&amp;[.B12]" office:value-type="string" office:string-value="  node['amenity'='college'](area.searchArea);SAUT  way['amenity'='college'](area.searchArea);" calcext:value-type="string">
            <text:p><text:s text:c="2"/>node['amenity'='college'](area.searchArea);SAUT <text:s/>way['amenity'='colleg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3]&amp;[osm_tags.A13]&amp;&quot;'='&quot;&amp;[osm_tags.B13]&amp;[.B13]&amp;[.C13]&amp;[osm_tags.A13]&amp;&quot;'='&quot;&amp;[osm_tags.B13]&amp;[.B13]" office:value-type="string" office:string-value="  node['amenity'='library'](area.searchArea);SAUT  way['amenity'='library'](area.searchArea);" calcext:value-type="string">
            <text:p><text:s text:c="2"/>node['amenity'='library'](area.searchArea);SAUT <text:s/>way['amenity'='libr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4]&amp;[osm_tags.A14]&amp;&quot;'='&quot;&amp;[osm_tags.B14]&amp;[.B14]&amp;[.C14]&amp;[osm_tags.A14]&amp;&quot;'='&quot;&amp;[osm_tags.B14]&amp;[.B14]" office:value-type="string" office:string-value="  node['amenity'='university'](area.searchArea);SAUT  way['amenity'='university'](area.searchArea);" calcext:value-type="string">
            <text:p><text:s text:c="2"/>node['amenity'='university'](area.searchArea);SAUT <text:s/>way['amenity'='univers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5]&amp;[osm_tags.A15]&amp;&quot;'='&quot;&amp;[osm_tags.B15]&amp;[.B15]&amp;[.C15]&amp;[osm_tags.A15]&amp;&quot;'='&quot;&amp;[osm_tags.B15]&amp;[.B15]" office:value-type="string" office:string-value="  node['amenity'='car_wash'](area.searchArea);SAUT  way['amenity'='car_wash'](area.searchArea);" calcext:value-type="string">
            <text:p><text:s text:c="2"/>node['amenity'='car_wash'](area.searchArea);SAUT <text:s/>way['amenity'='car_wash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6]&amp;[osm_tags.A16]&amp;&quot;'='&quot;&amp;[osm_tags.B16]&amp;[.B16]&amp;[.C16]&amp;[osm_tags.A16]&amp;&quot;'='&quot;&amp;[osm_tags.B16]&amp;[.B16]" office:value-type="string" office:string-value="  node['amenity'='fuel'](area.searchArea);SAUT  way['amenity'='fuel'](area.searchArea);" calcext:value-type="string">
            <text:p><text:s text:c="2"/>node['amenity'='fuel'](area.searchArea);SAUT <text:s/>way['amenity'='fu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7]&amp;[osm_tags.A17]&amp;&quot;'='&quot;&amp;[osm_tags.B17]&amp;[.B17]&amp;[.C17]&amp;[osm_tags.A17]&amp;&quot;'='&quot;&amp;[osm_tags.B17]&amp;[.B17]" office:value-type="string" office:string-value="  node['amenity'='atm'](area.searchArea);SAUT  way['amenity'='atm'](area.searchArea);" calcext:value-type="string">
            <text:p><text:s text:c="2"/>node['amenity'='atm'](area.searchArea);SAUT <text:s/>way['amenity'='at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8]&amp;[osm_tags.A18]&amp;&quot;'='&quot;&amp;[osm_tags.B18]&amp;[.B18]&amp;[.C18]&amp;[osm_tags.A18]&amp;&quot;'='&quot;&amp;[osm_tags.B18]&amp;[.B18]" office:value-type="string" office:string-value="  node['amenity'='bank'](area.searchArea);SAUT  way['amenity'='bank'](area.searchArea);" calcext:value-type="string">
            <text:p><text:s text:c="2"/>node['amenity'='bank'](area.searchArea);SAUT <text:s/>way['amenity'='bank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9]&amp;[osm_tags.A19]&amp;&quot;'='&quot;&amp;[osm_tags.B19]&amp;[.B19]&amp;[.C19]&amp;[osm_tags.A19]&amp;&quot;'='&quot;&amp;[osm_tags.B19]&amp;[.B19]" office:value-type="string" office:string-value="  node['amenity'='dentist'](area.searchArea);SAUT  way['amenity'='dentist'](area.searchArea);" calcext:value-type="string">
            <text:p><text:s text:c="2"/>node['amenity'='dentist'](area.searchArea);SAUT <text:s/>way['amenity'='dent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0]&amp;[osm_tags.A20]&amp;&quot;'='&quot;&amp;[osm_tags.B20]&amp;[.B20]&amp;[.C20]&amp;[osm_tags.A20]&amp;&quot;'='&quot;&amp;[osm_tags.B20]&amp;[.B20]" office:value-type="string" office:string-value="  node['amenity'='doctors'](area.searchArea);SAUT  way['amenity'='doctors'](area.searchArea);" calcext:value-type="string">
            <text:p><text:s text:c="2"/>node['amenity'='doctors'](area.searchArea);SAUT <text:s/>way['amenity'='doctor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1]&amp;[osm_tags.A21]&amp;&quot;'='&quot;&amp;[osm_tags.B21]&amp;[.B21]&amp;[.C21]&amp;[osm_tags.A21]&amp;&quot;'='&quot;&amp;[osm_tags.B21]&amp;[.B21]" office:value-type="string" office:string-value="  node['amenity'='hospital'](area.searchArea);SAUT  way['amenity'='hospital'](area.searchArea);" calcext:value-type="string">
            <text:p><text:s text:c="2"/>node['amenity'='hospital'](area.searchArea);SAUT <text:s/>way['amenity'='hospit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2]&amp;[osm_tags.A22]&amp;&quot;'='&quot;&amp;[osm_tags.B22]&amp;[.B22]&amp;[.C22]&amp;[osm_tags.A22]&amp;&quot;'='&quot;&amp;[osm_tags.B22]&amp;[.B22]" office:value-type="string" office:string-value="  node['amenity'='veterinary'](area.searchArea);SAUT  way['amenity'='veterinary'](area.searchArea);" calcext:value-type="string">
            <text:p><text:s text:c="2"/>node['amenity'='veterinary'](area.searchArea);SAUT <text:s/>way['amenity'='veterin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3]&amp;[osm_tags.A23]&amp;&quot;'='&quot;&amp;[osm_tags.B23]&amp;[.B23]&amp;[.C23]&amp;[osm_tags.A23]&amp;&quot;'='&quot;&amp;[osm_tags.B23]&amp;[.B23]" office:value-type="string" office:string-value="  node['amenity'='cinema'](area.searchArea);SAUT  way['amenity'='cinema'](area.searchArea);" calcext:value-type="string">
            <text:p><text:s text:c="2"/>node['amenity'='cinema'](area.searchArea);SAUT <text:s/>way['amenity'='cinema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4]&amp;[osm_tags.A24]&amp;&quot;'='&quot;&amp;[osm_tags.B24]&amp;[.B24]&amp;[.C24]&amp;[osm_tags.A24]&amp;&quot;'='&quot;&amp;[osm_tags.B24]&amp;[.B24]" office:value-type="string" office:string-value="  node['shop'='bakery'](area.searchArea);SAUT  way['shop'='bakery'](area.searchArea);" calcext:value-type="string">
            <text:p><text:s text:c="2"/>node['shop'='bakery'](area.searchArea);SAUT <text:s/>way['shop'='bake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5]&amp;[osm_tags.A25]&amp;&quot;'='&quot;&amp;[osm_tags.B25]&amp;[.B25]&amp;[.C25]&amp;[osm_tags.A25]&amp;&quot;'='&quot;&amp;[osm_tags.B25]&amp;[.B25]" office:value-type="string" office:string-value="  node['shop'='butcher'](area.searchArea);SAUT  way['shop'='butcher'](area.searchArea);" calcext:value-type="string">
            <text:p><text:s text:c="2"/>node['shop'='butcher'](area.searchArea);SAUT <text:s/>way['shop'='butch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6]&amp;[osm_tags.A26]&amp;&quot;'='&quot;&amp;[osm_tags.B26]&amp;[.B26]&amp;[.C26]&amp;[osm_tags.A26]&amp;&quot;'='&quot;&amp;[osm_tags.B26]&amp;[.B26]" office:value-type="string" office:string-value="  node['shop'='car'](area.searchArea);SAUT  way['shop'='car'](area.searchArea);" calcext:value-type="string">
            <text:p><text:s text:c="2"/>node['shop'='car'](area.searchArea);SAUT <text:s/>way['shop'='c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7]&amp;[osm_tags.A27]&amp;&quot;'='&quot;&amp;[osm_tags.B27]&amp;[.B27]&amp;[.C27]&amp;[osm_tags.A27]&amp;&quot;'='&quot;&amp;[osm_tags.B27]&amp;[.B27]" office:value-type="string" office:string-value="  node['shop'='doityourself'](area.searchArea);SAUT  way['shop'='doityourself'](area.searchArea);" calcext:value-type="string">
            <text:p><text:s text:c="2"/>node['shop'='doityourself'](area.searchArea);SAUT <text:s/>way['shop'='doityourself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8]&amp;[osm_tags.A28]&amp;&quot;'='&quot;&amp;[osm_tags.B28]&amp;[.B28]&amp;[.C28]&amp;[osm_tags.A28]&amp;&quot;'='&quot;&amp;[osm_tags.B28]&amp;[.B28]" office:value-type="string" office:string-value="  node['shop'='optician'](area.searchArea);SAUT  way['shop'='optician'](area.searchArea);" calcext:value-type="string">
            <text:p><text:s text:c="2"/>node['shop'='optician'](area.searchArea);SAUT <text:s/>way['shop'='opticia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9]&amp;[osm_tags.A29]&amp;&quot;'='&quot;&amp;[osm_tags.B29]&amp;[.B29]&amp;[.C29]&amp;[osm_tags.A29]&amp;&quot;'='&quot;&amp;[osm_tags.B29]&amp;[.B29]" office:value-type="string" office:string-value="  node['shop'='supermarket'](area.searchArea);SAUT  way['shop'='supermarket'](area.searchArea);" calcext:value-type="string">
            <text:p><text:s text:c="2"/>node['shop'='supermarket'](area.searchArea);SAUT <text:s/>way['shop'='supermarke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0]&amp;[osm_tags.A30]&amp;&quot;'='&quot;&amp;[osm_tags.B30]&amp;[.B30]&amp;[.C30]&amp;[osm_tags.A30]&amp;&quot;'='&quot;&amp;[osm_tags.B30]&amp;[.B30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1]&amp;[osm_tags.A31]&amp;&quot;'='&quot;&amp;[osm_tags.B31]&amp;[.B31]&amp;[.C31]&amp;[osm_tags.A31]&amp;&quot;'='&quot;&amp;[osm_tags.B31]&amp;[.B3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2]&amp;[osm_tags.A32]&amp;&quot;'='&quot;&amp;[osm_tags.B32]&amp;[.B32]&amp;[.C32]&amp;[osm_tags.A32]&amp;&quot;'='&quot;&amp;[osm_tags.B32]&amp;[.B3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3]&amp;[osm_tags.A33]&amp;&quot;'='&quot;&amp;[osm_tags.B33]&amp;[.B33]&amp;[.C33]&amp;[osm_tags.A33]&amp;&quot;'='&quot;&amp;[osm_tags.B33]&amp;[.B3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</table:table>
      <table:named-expressions/>
      <table:database-ranges>
        <table:database-range table:name="__Anonymous_Sheet_DB__0" table:target-range-address="osm_tags.A1:osm_tags.D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2:19:49.783462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6:52.967445907</meta:creation-date>
    <dc:date>2016-12-06T22:42:49.968131159</dc:date>
    <meta:editing-duration>PT3H19M54S</meta:editing-duration>
    <meta:editing-cycles>13</meta:editing-cycles>
    <meta:generator>LibreOffice/5.1.4.2$Linux_X86_64 LibreOffice_project/10m0$Build-2</meta:generator>
    <dc:creator>Julien Minet</dc:creator>
    <meta:document-statistic meta:table-count="2" meta:cell-count="317" meta:object-count="0"/>
  </office:meta>
</office:document-meta>
</file>